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fo:language="de" fo:country="DE" fo:font-style="italic" style:font-style-asian="italic" style:font-style-complex="italic"/>
    </style:style>
    <style:style style:name="P2" style:family="paragraph" style:parent-style-name="Standard">
      <style:paragraph-properties fo:text-align="end" style:justify-single-word="false"/>
      <style:text-properties fo:language="de" fo:country="DE" fo:font-style="normal" style:font-style-asian="normal" style:font-style-complex="normal"/>
    </style:style>
    <style:style style:name="P3" style:family="paragraph" style:parent-style-name="Standard">
      <style:paragraph-properties fo:text-align="start" style:justify-single-word="false"/>
      <style:text-properties fo:language="de" fo:country="DE" fo:font-style="normal" style:font-style-asian="normal" style:font-style-complex="normal"/>
    </style:style>
    <style:style style:name="P4" style:family="paragraph" style:parent-style-name="Standard">
      <style:paragraph-properties fo:text-align="start" style:justify-single-word="false"/>
      <style:text-properties fo:language="de" fo:country="DE" fo:font-style="normal" fo:font-weight="normal" style:font-style-asian="normal" style:font-weight-asian="normal" style:font-style-complex="normal" style:font-weight-complex="normal"/>
    </style:style>
    <style:style style:name="P5" style:family="paragraph" style:parent-style-name="Standard" style:list-style-name="L1">
      <style:paragraph-properties fo:text-align="start" style:justify-single-word="false"/>
      <style:text-properties fo:language="de" fo:country="DE" fo:font-style="normal"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language="de" fo:country="DE"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s Leben besteht aus zwei Teilen: die Vergangenheit = ein Traum; die Zukunft = ein Wunsch.</text:p>
      <text:p text:style-name="P2">Arabisches Sprichwort</text:p>
      <text:p text:style-name="P2"/>
      <text:p text:style-name="P3"/>
      <text:p text:style-name="P3"><text:span text:style-name="T1">Cloud Atlas (Wolkenatlas)</text:span></text:p>
      <text:p text:style-name="P4">Die Hauptidee der Film ist, dass alle Zeitalter miteinander verbunden sind und dass individuelle Taten andere Taten in der Vergangenheit, Gegenwart und Zukunft beeinflussen.</text:p>
      <text:p text:style-name="P4">Ein Spielfilm aus 2012, der unter der Regie von Wachowski Bruder (Matrix) und TOm Tykwer steht. Er behandelt sechs verschiedene Schicksale, die einen Zeitraum von 500 Jahren umfassen. Fast alle Hauptdarsteller sind in den unterschiedlichen Segmenten des Films in wechselnden Rollen zu sehen; sie spielen Figuren mit anderer Hautfarbe oder verschiedenen Geschlechts.</text:p>
      <text:p text:style-name="P4"/>
      <text:p text:style-name="P4">Der Film:</text:p>
      <text:list xml:id="list864175638" text:style-name="L1">
        <text:list-item>
          <text:p text:style-name="P5">erzaehlt ueber Sklaverei in 19. Jahrhundert</text:p>
        </text:list-item>
        <text:list-item>
          <text:p text:style-name="P5">handelt um einen jungen, homosexuellen Komponist von 1930</text:p>
        </text:list-item>
        <text:list-item>
          <text:p text:style-name="P5">berichtet ueber eine Journalistin in die Siebziger Jahren in den USA, die eine Atomverschwoerung ermittelt</text:p>
        </text:list-item>
        <text:list-item>
          <text:p text:style-name="P5">handelt um einen Schriftsteller in 2012</text:p>
        </text:list-item>
        <text:list-item>
          <text:p text:style-name="P5">handelt um Klonen Mitte des 22. Jahrhunderts, eine Art moderne/zukunftige Sklaverei: die Klonen sind <text:s/>Bediener fuer die reinrassige Menschen</text:p>
        </text:list-item>
        <text:list-item>
          <text:p text:style-name="P5">erzaehlt ueber eine postapokalyptische Zeitalter</text:p>
        </text:list-item>
      </text:list>
      <text:p text:style-name="P4"/>
      <text:p text:style-name="P4">Alle 6 Geschichten sind parallel dargestellt, die Handlung wechselt sehr schnell (ein paar Minuten pro Geschichte). Alle Segmenten sind verschieden gefilmt: der Klonen-Abschnitt aehnelt Blade Runner, die postapokalyptische aehnelt Mad Max, die Verschwoerung-Segment aehnelt All president's men (Die unbestechlichen) und Pelican Brief. </text:p>
      <text:p text:style-name="P4"/>
      <text:p text:style-name="P6">Die heilige Motoren</text:p>
      <text:p text:style-name="P6"/>
      <text:p text:style-name="P4">Ein franzoesischer Film ueber einen Mann, der zwischen verschiedenen parallelen Lebel hin- und herspringt. Dieser Mann, Oscar, ist ein Darsteller, der in einer Limousine faehrt und mittels <text:s/>Schminke und <text:s/>Verkleidung in mehrere Figuren sich transformiert. </text:p>
      <text:p text:style-name="P4">Er verwandelt sich in eine Bettlerin, in einen abstrakten Taenzer, in eine Art Monster, das auf dem Friedhof Pere-Lachaise ein Fotoshooting stoert und das Model Kay-M in die Pariser Unterwelt entfuehrt usw.</text:p>
      <text:p text:style-name="P4">Der Film hat keine konventionelle Handlung, er ist wie ein Traum. Der Titel bedeutet wahrscheinlich das Kino, er kann als Liebesgedicht an das Kino interpretiert sein.</text:p>
      <text:p text:style-name="P4">Das Kino ist ein Mittel, mehrere Leben zu experimentieren.</text:p>
      <text:p text:style-name="P4"/>
      <text:p text:style-name="P4">Andere Interpretation: wir alle sind Darsteller, unsere Leben ist nur eine Rolle.</text:p>
      <text:p text:style-name="P4"/>
      <text:p text:style-name="P4">Lustig, halluzinatorisch, grotesk.</text:p>
      <text:p text:style-name="P4"/>
      <text:p text:style-name="P4"/>
      <text:p text:style-name="P4"><text:s/></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9T23:07:12</meta:creation-date>
    <meta:generator>LibreOffice/3.5$Linux_X86_64 LibreOffice_project/350m1$Build-2</meta:generator>
    <dc:date>2012-12-09T23:54:26</dc:date>
    <meta:editing-duration>PT30M35S</meta:editing-duration>
    <meta:editing-cycles>48</meta:editing-cycles>
    <meta:document-statistic meta:table-count="0" meta:image-count="0" meta:object-count="0" meta:page-count="1" meta:paragraph-count="22" meta:word-count="326" meta:character-count="1853" meta:non-whitespace-character-count="1979"/>
  </office:meta>
</office:document-meta>
</file>